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101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1014"/>
        </table:table-row>
        <table:table-row table:style-name="ro1" table:number-rows-repeated="12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0])" office:value-type="float" office:value="4488.98" calcext:value-type="float">
            <text:p>4488.98</text:p>
          </table:table-cell>
          <table:table-cell table:style-name="ce28" table:formula="of:=SUM([.C2:.C250])" office:value-type="float" office:value="987.43755488704" calcext:value-type="float">
            <text:p>987.44</text:p>
          </table:table-cell>
          <table:table-cell table:style-name="ce28" table:formula="of:=SUM([.D2:.D250])" office:value-type="float" office:value="61783.9" calcext:value-type="float">
            <text:p>61783.90</text:p>
          </table:table-cell>
          <table:table-cell table:style-name="ce32" table:formula="of:=[.D251]/[.C251]" office:value-type="float" office:value="62.56993132803" calcext:value-type="float">
            <text:p>62.57</text:p>
          </table:table-cell>
          <table:table-cell table:style-name="ce36"/>
          <table:table-cell table:style-name="ce40"/>
          <table:table-cell table:style-name="ce28" table:formula="of:=SUM([.H2:.H250])" office:value-type="float" office:value="5359.57522" calcext:value-type="float">
            <text:p>5359.58</text:p>
          </table:table-cell>
          <table:table-cell table:style-name="ce40"/>
          <table:table-cell table:style-name="ce28"/>
          <table:table-cell table:number-columns-repeated="1014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0:02:04.092254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Mark Gadsby</meta:initial-creator>
    <meta:creation-date>2013-03-08T01:41:14Z</meta:creation-date>
    <dc:date>2019-10-18T10:04:45.959383270</dc:date>
    <meta:editing-cycles>236</meta:editing-cycles>
    <meta:editing-duration>PT9H53M30S</meta:editing-duration>
    <meta:document-statistic meta:table-count="1" meta:cell-count="2345" meta:object-count="0"/>
  </office:meta>
</office:document-meta>
</file>